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2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7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e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94093ns or 0.000094093s</text:p>
          </table:table-cell>
          <table:table-cell table:number-columns-repeated="2"/>
          <table:table-cell office:value-type="float" office:value="94093" calcext:value-type="float">
            <text:p>94093</text:p>
          </table:table-cell>
          <table:table-cell/>
          <table:table-cell office:value-type="float" office:value="0.000094093" calcext:value-type="float">
            <text:p>9.4093E-05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208672ns or 0.000208672s</text:p>
          </table:table-cell>
          <table:table-cell table:number-columns-repeated="2"/>
          <table:table-cell office:value-type="float" office:value="208672" calcext:value-type="float">
            <text:p>208672</text:p>
          </table:table-cell>
          <table:table-cell/>
          <table:table-cell office:value-type="float" office:value="0.000208672" calcext:value-type="float">
            <text:p>0.000208672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148019ns or 0.000148019s</text:p>
          </table:table-cell>
          <table:table-cell table:number-columns-repeated="2"/>
          <table:table-cell office:value-type="float" office:value="148019" calcext:value-type="float">
            <text:p>148019</text:p>
          </table:table-cell>
          <table:table-cell/>
          <table:table-cell office:value-type="float" office:value="0.000148019" calcext:value-type="float">
            <text:p>0.000148019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291180ns or 0.000291180s</text:p>
          </table:table-cell>
          <table:table-cell table:number-columns-repeated="2"/>
          <table:table-cell office:value-type="float" office:value="291180" calcext:value-type="float">
            <text:p>291180</text:p>
          </table:table-cell>
          <table:table-cell/>
          <table:table-cell office:value-type="float" office:value="0.00029118" calcext:value-type="float">
            <text:p>0.00029118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155951ns or 0.000155951s</text:p>
          </table:table-cell>
          <table:table-cell table:number-columns-repeated="2"/>
          <table:table-cell office:value-type="float" office:value="155951" calcext:value-type="float">
            <text:p>155951</text:p>
          </table:table-cell>
          <table:table-cell/>
          <table:table-cell office:value-type="float" office:value="0.000155951" calcext:value-type="float">
            <text:p>0.000155951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272140ns or 0.000272140s</text:p>
          </table:table-cell>
          <table:table-cell table:number-columns-repeated="2"/>
          <table:table-cell office:value-type="float" office:value="272140" calcext:value-type="float">
            <text:p>272140</text:p>
          </table:table-cell>
          <table:table-cell/>
          <table:table-cell office:value-type="float" office:value="0.00027214" calcext:value-type="float">
            <text:p>0.00027214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185531ns or 0.000185531s</text:p>
          </table:table-cell>
          <table:table-cell table:number-columns-repeated="2"/>
          <table:table-cell office:value-type="float" office:value="185531" calcext:value-type="float">
            <text:p>185531</text:p>
          </table:table-cell>
          <table:table-cell/>
          <table:table-cell office:value-type="float" office:value="0.000185531" calcext:value-type="float">
            <text:p>0.000185531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136267ns or 0.000136267s</text:p>
          </table:table-cell>
          <table:table-cell table:number-columns-repeated="2"/>
          <table:table-cell office:value-type="float" office:value="136267" calcext:value-type="float">
            <text:p>136267</text:p>
          </table:table-cell>
          <table:table-cell/>
          <table:table-cell office:value-type="float" office:value="0.000136267" calcext:value-type="float">
            <text:p>0.000136267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147966ns or 0.000147966s</text:p>
          </table:table-cell>
          <table:table-cell table:number-columns-repeated="2"/>
          <table:table-cell office:value-type="float" office:value="147966" calcext:value-type="float">
            <text:p>147966</text:p>
          </table:table-cell>
          <table:table-cell/>
          <table:table-cell office:value-type="float" office:value="0.000147966" calcext:value-type="float">
            <text:p>0.000147966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 elapsed was 235194ns or 0.000235194s</text:p>
          </table:table-cell>
          <table:table-cell table:number-columns-repeated="2"/>
          <table:table-cell office:value-type="float" office:value="235194" calcext:value-type="float">
            <text:p>235194</text:p>
          </table:table-cell>
          <table:table-cell/>
          <table:table-cell office:value-type="float" office:value="0.000235194" calcext:value-type="float">
            <text:p>0.00023519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Mean time = </text:p>
          </table:table-cell>
          <table:table-cell table:number-columns-repeated="4"/>
          <table:table-cell table:formula="of:=AVERAGE([.F2];[.F2:.F20])" office:value-type="float" office:value="0.000179009636363636" calcext:value-type="float">
            <text:p>0.0001790096363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 style:data-style-name="N2" text:time-value="12:53:48.2691959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12:54:34.117874045</dc:date>
    <meta:editing-duration>PT9M26S</meta:editing-duration>
    <meta:editing-cycles>5</meta:editing-cycles>
    <meta:generator>LibreOffice/6.0.7.3$Linux_X86_64 LibreOffice_project/00m0$Build-3</meta:generator>
    <meta:document-statistic meta:table-count="1" meta:cell-count="42" meta:object-count="0"/>
  </office:meta>
</office:document-meta>
</file>